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Segoe UI" style:font-name-complex="Tahoma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yna-Soar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number-columns-repeated="9" table:default-cell-style-name="ce1"/>
        <table:table-column table:style-name="co4" table:number-columns-repeated="3" table:default-cell-style-name="Default"/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2" office:value-type="string" calcext:value-type="string">
            <text:p>Nose cap Zirconia numbers are a total gues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span text:style-name="T1">All thickness values are guess, except </text:span><text:span text:style-name="T2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Dyna Soar Wing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[.E13]*[.$D12]+[.E23]*[.$D22]" office:value-type="float" office:value="11.494066" calcext:value-type="float">
            <text:p>11.494066</text:p>
          </table:table-cell>
          <table:table-cell table:formula="of:=[.F13]*[.$D$12]+[.F23]*[.$D$22]" office:value-type="float" office:value="13.486098" calcext:value-type="float">
            <text:p>13.486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[.E14]*[.$D12]+[.E24]*[.$D22]" office:value-type="float" office:value="43.1973888145298" calcext:value-type="float">
            <text:p>43.1973888145298</text:p>
          </table:table-cell>
          <table:table-cell table:formula="of:=[.F14]*[.$D$12]+[.F24]*[.$D$22]" office:value-type="float" office:value="107.953526761315" calcext:value-type="float">
            <text:p>107.9535267613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[.E15]*[.H13]+[.E25]*[.H23]" office:value-type="float" office:value="376.191999489128" calcext:value-type="float">
            <text:p>376.191999489128</text:p>
          </table:table-cell>
          <table:table-cell table:formula="of:=[.F15]*[.I13]+[.F25]*[.I23]" office:value-type="float" office:value="402.76292831329" calcext:value-type="float">
            <text:p>402.7629283132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17:.K21])" office:value-type="float" office:value="13.67011" calcext:value-type="float">
            <text:p>13.67011</text:p>
          </table:table-cell>
          <table:table-cell table:formula="of:=SUM([.N17:.N21])" office:value-type="float" office:value="14.24683" calcext:value-type="float">
            <text:p>14.24683</text:p>
          </table:table-cell>
          <table:table-cell office:value-type="string" calcext:value-type="string">
            <text:p>Mass fraction</text:p>
          </table:table-cell>
          <table:table-cell table:formula="of:=[.E13]*[.$D12]/[.E$7]" office:value-type="float" office:value="0.713591343568064" calcext:value-type="float">
            <text:p>0.713591343568064</text:p>
          </table:table-cell>
          <table:table-cell table:formula="of:=[.F13]*[.$D12]/[.F$7]" office:value-type="float" office:value="0.633845164108996" calcext:value-type="float">
            <text:p>0.6338451641089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17:.L21])" office:value-type="float" office:value="71.9691929977613" calcext:value-type="float">
            <text:p>71.9691929977613</text:p>
          </table:table-cell>
          <table:table-cell table:formula="of:=SUM([.O17:.O21])" office:value-type="float" office:value="179.882862062509" calcext:value-type="float">
            <text:p>179.882862062509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17:.M21])" office:value-type="float" office:value="357.405033170911" calcext:value-type="float">
            <text:p>357.405033170911</text:p>
          </table:table-cell>
          <table:table-cell table:formula="of:=SUM([.P17:.P21])" office:value-type="float" office:value="391.072531222735" calcext:value-type="float">
            <text:p>391.07253122273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Molybdenum Alloy panel </text:p>
          </table:table-cell>
          <table:covered-table-cell/>
          <table:table-cell table:number-columns-repeated="2" table:style-name="ce6" office:value-type="float" office:value="0.001" calcext:value-type="float">
            <text:p>0.001</text:p>
          </table:table-cell>
          <table:table-cell table:style-name="ce6" office:value-type="float" office:value="10150" calcext:value-type="float">
            <text:p>10150</text:p>
          </table:table-cell>
          <table:table-cell table:style-name="ce6" office:value-type="float" office:value="305.6364" calcext:value-type="float">
            <text:p>305.6364</text:p>
          </table:table-cell>
          <table:table-cell table:style-name="ce6" office:value-type="float" office:value="86" calcext:value-type="float">
            <text:p>86</text:p>
          </table:table-cell>
          <table:table-cell/>
          <table:table-cell table:formula="of:=[.E17]*[.$G17]" office:value-type="float" office:value="10.15" calcext:value-type="float">
            <text:p>10.15</text:p>
          </table:table-cell>
          <table:table-cell table:formula="of:=[.E17]/[.$I17]*1000" office:value-type="float" office:value="0.0116279069767442" calcext:value-type="float">
            <text:p>0.011627906976744</text:p>
          </table:table-cell>
          <table:table-cell table:formula="of:=[.$H17]*[.K17]/[.$E$13]" office:value-type="float" office:value="226.933759860016" calcext:value-type="float">
            <text:p>226.933759860016</text:p>
          </table:table-cell>
          <table:table-cell table:style-name="ce1" table:formula="of:=[.G17]*[.$F17]" office:value-type="float" office:value="10.15" calcext:value-type="float">
            <text:p>10.15</text:p>
          </table:table-cell>
          <table:table-cell table:style-name="ce1" table:formula="of:=[.F17]/[.$I17]*1000" office:value-type="float" office:value="0.0116279069767442" calcext:value-type="float">
            <text:p>0.011627906976744</text:p>
          </table:table-cell>
          <table:table-cell table:style-name="ce1" table:formula="of:=[.$H17]*[.N17]/[.$F$13]" office:value-type="float" office:value="217.74734870845" calcext:value-type="float">
            <text:p>217.7473487084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Q-Felt Insulation </text:p>
          </table:table-cell>
          <table:covered-table-cell/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6.12" calcext:value-type="float">
            <text:p>96.12</text:p>
          </table:table-cell>
          <table:table-cell table:style-name="ce6" office:value-type="float" office:value="1189.1" calcext:value-type="float">
            <text:p>1189.1</text:p>
          </table:table-cell>
          <table:table-cell table:style-name="ce6" office:value-type="float" office:value="0.0556" calcext:value-type="float">
            <text:p>0.0556</text:p>
          </table:table-cell>
          <table:table-cell/>
          <table:table-cell table:formula="of:=[.E18]*[.$G18]" office:value-type="float" office:value="0.38448" calcext:value-type="float">
            <text:p>0.38448</text:p>
          </table:table-cell>
          <table:table-cell table:formula="of:=[.E18]/[.$I18]*1000" office:value-type="float" office:value="71.9424460431655" calcext:value-type="float">
            <text:p>71.9424460431655</text:p>
          </table:table-cell>
          <table:table-cell table:formula="of:=[.$H18]*[.K18]/[.$E$13]" office:value-type="float" office:value="33.4441469746769" calcext:value-type="float">
            <text:p>33.4441469746769</text:p>
          </table:table-cell>
          <table:table-cell table:style-name="ce1" table:formula="of:=[.G18]*[.$F18]" office:value-type="float" office:value="0.9612" calcext:value-type="float">
            <text:p>0.9612</text:p>
          </table:table-cell>
          <table:table-cell table:style-name="ce1" table:formula="of:=[.F18]/[.$I18]*1000" office:value-type="float" office:value="179.856115107914" calcext:value-type="float">
            <text:p>179.856115107914</text:p>
          </table:table-cell>
          <table:table-cell table:style-name="ce1" table:formula="of:=[.$H18]*[.N18]/[.$F$13]" office:value-type="float" office:value="80.2257709258832" calcext:value-type="float">
            <text:p>80.225770925883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Rene 41 rib panel </text:p>
          </table:table-cell>
          <table:covered-table-cell/>
          <table:table-cell table:style-name="ce6" table:formula="of:=0.000254 * 1.5" office:value-type="float" office:value="0.000381" calcext:value-type="float">
            <text:p>0.000381</text:p>
          </table:table-cell>
          <table:table-cell table:style-name="ce6" table:formula="of:=0.000254 * 1.5" office:value-type="float" office:value="0.000381" calcext:value-type="float">
            <text:p>0.000381</text:p>
          </table:table-cell>
          <table:table-cell table:style-name="ce6" office:value-type="float" office:value="8230" calcext:value-type="float">
            <text:p>8230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5.2" calcext:value-type="float">
            <text:p>25.2</text:p>
          </table:table-cell>
          <table:table-cell/>
          <table:table-cell table:formula="of:=[.E19]*[.$G19]" office:value-type="float" office:value="3.13563" calcext:value-type="float">
            <text:p>3.13563</text:p>
          </table:table-cell>
          <table:table-cell table:formula="of:=[.E19]/[.$I19]*1000" office:value-type="float" office:value="0.0151190476190476" calcext:value-type="float">
            <text:p>0.015119047619048</text:p>
          </table:table-cell>
          <table:table-cell table:formula="of:=[.$H19]*[.K19]/[.$E$13]" office:value-type="float" office:value="97.0271263362182" calcext:value-type="float">
            <text:p>97.0271263362182</text:p>
          </table:table-cell>
          <table:table-cell table:style-name="ce1" table:formula="of:=[.G19]*[.$F19]" office:value-type="float" office:value="3.13563" calcext:value-type="float">
            <text:p>3.13563</text:p>
          </table:table-cell>
          <table:table-cell table:style-name="ce1" table:formula="of:=[.F19]/[.$I19]*1000" office:value-type="float" office:value="0.0151190476190476" calcext:value-type="float">
            <text:p>0.015119047619048</text:p>
          </table:table-cell>
          <table:table-cell table:style-name="ce1" table:formula="of:=[.$H19]*[.N19]/[.$F$13]" office:value-type="float" office:value="93.0994115884025" calcext:value-type="float">
            <text:p>93.0994115884025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27:.K30])" office:value-type="float" office:value="8.23" calcext:value-type="float">
            <text:p>8.23</text:p>
          </table:table-cell>
          <table:table-cell table:formula="of:=SUM([.N27:.N30])" office:value-type="float" office:value="12.345" calcext:value-type="float">
            <text:p>12.345</text:p>
          </table:table-cell>
          <table:table-cell office:value-type="string" calcext:value-type="string">
            <text:p>Mass fraction</text:p>
          </table:table-cell>
          <table:table-cell table:formula="of:=[.E23]*[.$D22]/[.E$7]" office:value-type="float" office:value="0.286408656431936" calcext:value-type="float">
            <text:p>0.286408656431936</text:p>
          </table:table-cell>
          <table:table-cell table:formula="of:=[.F23]*[.$D22]/[.F$7]" office:value-type="float" office:value="0.366154835891004" calcext:value-type="float">
            <text:p>0.366154835891004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27:.L30])" office:value-type="float" office:value="0.0396825396825397" calcext:value-type="float">
            <text:p>0.03968253968254</text:p>
          </table:table-cell>
          <table:table-cell table:formula="of:=SUM([.O27:.O30])" office:value-type="float" office:value="0.0595238095238095" calcext:value-type="float">
            <text:p>0.0595238095238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27:.M30])" office:value-type="float" office:value="423" calcext:value-type="float">
            <text:p>423</text:p>
          </table:table-cell>
          <table:table-cell table:formula="of:=SUM([.P27:.P30])" office:value-type="float" office:value="423" calcext:value-type="float">
            <text:p>423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Rene 41 panel bolted</text:p>
          </table:table-cell>
          <table:covered-table-cell/>
          <table:table-cell table:style-name="ce6" table:formula="of:=0.001" office:value-type="float" office:value="0.001" calcext:value-type="float">
            <text:p>0.001</text:p>
          </table:table-cell>
          <table:table-cell table:style-name="ce6" office:value-type="float" office:value="0.0015" calcext:value-type="float">
            <text:p>0.0015</text:p>
          </table:table-cell>
          <table:table-cell table:style-name="ce6" office:value-type="float" office:value="8230" calcext:value-type="float">
            <text:p>8230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5.2" calcext:value-type="float">
            <text:p>25.2</text:p>
          </table:table-cell>
          <table:table-cell/>
          <table:table-cell table:formula="of:=[.E27]*[.$G27]" office:value-type="float" office:value="8.23" calcext:value-type="float">
            <text:p>8.23</text:p>
          </table:table-cell>
          <table:table-cell table:formula="of:=[.E27]/[.$I27]*1000" office:value-type="float" office:value="0.0396825396825397" calcext:value-type="float">
            <text:p>0.03968253968254</text:p>
          </table:table-cell>
          <table:table-cell table:formula="of:=[.$H27]*[.K27]/[.$E$23]" office:value-type="float" office:value="423" calcext:value-type="float">
            <text:p>423</text:p>
          </table:table-cell>
          <table:table-cell table:style-name="ce1" table:formula="of:=[.G27]*[.$F27]" office:value-type="float" office:value="12.345" calcext:value-type="float">
            <text:p>12.345</text:p>
          </table:table-cell>
          <table:table-cell table:style-name="ce1" table:formula="of:=[.F27]/[.$I27]*1000" office:value-type="float" office:value="0.0595238095238095" calcext:value-type="float">
            <text:p>0.05952380952381</text:p>
          </table:table-cell>
          <table:table-cell table:style-name="ce1" table:formula="of:=[.$H27]*[.N27]/[.$F$23]" office:value-type="float" office:value="423" calcext:value-type="float">
            <text:p>42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6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" office:value-type="string" calcext:value-type="string">
            <text:p>Dyna Soar Nose</text:p>
          </table:table-cell>
          <table:table-cell table:style-name="Default"/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[.E37]*[.$D36]+[.E46]*[.$D45]+[.E56]*[.$D55]" office:value-type="float" office:value="23.1569155" calcext:value-type="float">
            <text:p>23.1569155</text:p>
          </table:table-cell>
          <table:table-cell table:formula="of:=[.F37]*[.$D36]+[.F46]*[.$D45]+[.F56]*[.$D55]" office:value-type="float" office:value="36.9801275" calcext:value-type="float">
            <text:p>36.98012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[.E38]*[.$D36]+[.E47]*[.$D45]+[.E57]*[.$D55]" office:value-type="float" office:value="69.5868619856472" calcext:value-type="float">
            <text:p>69.5868619856472</text:p>
          </table:table-cell>
          <table:table-cell table:formula="of:=[.F38]*[.$D36]+[.F47]*[.$D45]" office:value-type="float" office:value="162.521760398963" calcext:value-type="float">
            <text:p>162.52176039896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[.E39]*[.H37]+[.E48]*[.H46]+[.E58]*[.H56]" office:value-type="float" office:value="1720.45119381934" calcext:value-type="float">
            <text:p>1720.45119381934</text:p>
          </table:table-cell>
          <table:table-cell table:formula="of:=[.F39]*[.I37]+[.F48]*[.I46]+[.F58]*[.I56]" office:value-type="float" office:value="3859.23929340714" calcext:value-type="float">
            <text:p>3859.23929340714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3" office:value-type="float" office:value="0.15" calcext:value-type="float">
            <text:p>0.1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41:.K44])" office:value-type="float" office:value="84.16896" calcext:value-type="float">
            <text:p>84.16896</text:p>
          </table:table-cell>
          <table:table-cell table:formula="of:=SUM([.N41:.N44])" office:value-type="float" office:value="168.33792" calcext:value-type="float">
            <text:p>168.33792</text:p>
          </table:table-cell>
          <table:table-cell office:value-type="string" calcext:value-type="string">
            <text:p>Mass fraction</text:p>
          </table:table-cell>
          <table:table-cell table:formula="of:=[.E37]*[.$D36]/[.E$31]" office:value-type="float" office:value="0.545208363350464" calcext:value-type="float">
            <text:p>0.545208363350464</text:p>
          </table:table-cell>
          <table:table-cell table:formula="of:=[.F37]*[.$D36]/[.F$31]" office:value-type="float" office:value="0.682817764757572" calcext:value-type="float">
            <text:p>0.6828177647575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41:.L44])" office:value-type="float" office:value="151.993000194439" calcext:value-type="float">
            <text:p>151.993000194439</text:p>
          </table:table-cell>
          <table:table-cell table:formula="of:=SUM([.O41:.O44])" office:value-type="float" office:value="303.986000388878" calcext:value-type="float">
            <text:p>303.986000388878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41:.M44])" office:value-type="float" office:value="2848.89955794064" calcext:value-type="float">
            <text:p>2848.89955794064</text:p>
          </table:table-cell>
          <table:table-cell table:formula="of:=SUM([.P41:.P44])" office:value-type="float" office:value="5467.14887957532" calcext:value-type="float">
            <text:p>5467.14887957532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zirconia</text:p>
          </table:table-cell>
          <table:covered-table-cell/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5560" calcext:value-type="float">
            <text:p>5560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1.85" calcext:value-type="float">
            <text:p>1.85</text:p>
          </table:table-cell>
          <table:table-cell/>
          <table:table-cell table:formula="of:=[.E41]*[.$G41]" office:value-type="float" office:value="83.4" calcext:value-type="float">
            <text:p>83.4</text:p>
          </table:table-cell>
          <table:table-cell table:formula="of:=[.E41]/[.$I41]*1000" office:value-type="float" office:value="8.10810810810811" calcext:value-type="float">
            <text:p>8.10810810810811</text:p>
          </table:table-cell>
          <table:table-cell table:formula="of:=[.$H41]*[.K41]/[.$E$13]" office:value-type="float" office:value="2782.01126399129" calcext:value-type="float">
            <text:p>2782.01126399129</text:p>
          </table:table-cell>
          <table:table-cell table:style-name="ce1" table:formula="of:=[.G41]*[.$F41]" office:value-type="float" office:value="166.8" calcext:value-type="float">
            <text:p>166.8</text:p>
          </table:table-cell>
          <table:table-cell table:style-name="ce1" table:formula="of:=[.F41]/[.$I41]*1000" office:value-type="float" office:value="16.2162162162162" calcext:value-type="float">
            <text:p>16.2162162162162</text:p>
          </table:table-cell>
          <table:table-cell table:style-name="ce1" table:formula="of:=[.$H41]*[.N41]/[.$F$13]" office:value-type="float" office:value="5338.7876460939" calcext:value-type="float">
            <text:p>5338.787646093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Q-Felt Insulation </text:p>
          </table:table-cell>
          <table:covered-table-cell/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96.12" calcext:value-type="float">
            <text:p>96.12</text:p>
          </table:table-cell>
          <table:table-cell table:style-name="ce6" office:value-type="float" office:value="1189.1" calcext:value-type="float">
            <text:p>1189.1</text:p>
          </table:table-cell>
          <table:table-cell table:style-name="ce6" office:value-type="float" office:value="0.0556" calcext:value-type="float">
            <text:p>0.0556</text:p>
          </table:table-cell>
          <table:table-cell/>
          <table:table-cell table:formula="of:=[.E42]*[.$G42]" office:value-type="float" office:value="0.76896" calcext:value-type="float">
            <text:p>0.76896</text:p>
          </table:table-cell>
          <table:table-cell table:formula="of:=[.E42]/[.$I42]*1000" office:value-type="float" office:value="143.884892086331" calcext:value-type="float">
            <text:p>143.884892086331</text:p>
          </table:table-cell>
          <table:table-cell table:formula="of:=[.$H42]*[.K42]/[.$E$13]" office:value-type="float" office:value="66.8882939493537" calcext:value-type="float">
            <text:p>66.8882939493537</text:p>
          </table:table-cell>
          <table:table-cell table:style-name="ce1" table:formula="of:=[.G42]*[.$F42]" office:value-type="float" office:value="1.53792" calcext:value-type="float">
            <text:p>1.53792</text:p>
          </table:table-cell>
          <table:table-cell table:style-name="ce1" table:formula="of:=[.F42]/[.$I42]*1000" office:value-type="float" office:value="287.769784172662" calcext:value-type="float">
            <text:p>287.769784172662</text:p>
          </table:table-cell>
          <table:table-cell table:style-name="ce1" table:formula="of:=[.$H42]*[.N42]/[.$F$13]" office:value-type="float" office:value="128.361233481413" calcext:value-type="float">
            <text:p>128.36123348141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Rene 41</text:p>
          </table:table-cell>
          <table:covered-table-cell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formula="of:=[.E43]*[.$G43]" office:value-type="float" office:value="0" calcext:value-type="float">
            <text:p>0</text:p>
          </table:table-cell>
          <table:table-cell table:formula="of:=[.E43]/[.$I43]*1000" office:value-type="float" office:value="0" calcext:value-type="float">
            <text:p>0</text:p>
          </table:table-cell>
          <table:table-cell table:formula="of:=[.$H43]*[.K43]/[.$E$13]" office:value-type="float" office:value="0" calcext:value-type="float">
            <text:p>0</text:p>
          </table:table-cell>
          <table:table-cell table:style-name="ce1" table:formula="of:=[.G43]*[.$F43]" office:value-type="float" office:value="0" calcext:value-type="float">
            <text:p>0</text:p>
          </table:table-cell>
          <table:table-cell table:style-name="ce1" table:formula="of:=[.F43]/[.$I43]*1000" office:value-type="float" office:value="0" calcext:value-type="float">
            <text:p>0</text:p>
          </table:table-cell>
          <table:table-cell table:style-name="ce1" table:formula="of:=[.$H43]*[.N43]/[.$F$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3" office:value-type="float" office:value="0.65" calcext:value-type="float">
            <text:p>0.6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50:.K54])" office:value-type="float" office:value="13.67011" calcext:value-type="float">
            <text:p>13.67011</text:p>
          </table:table-cell>
          <table:table-cell table:formula="of:=SUM([.N50:.N54])" office:value-type="float" office:value="14.24683" calcext:value-type="float">
            <text:p>14.24683</text:p>
          </table:table-cell>
          <table:table-cell office:value-type="string" calcext:value-type="string">
            <text:p>Mass fraction</text:p>
          </table:table-cell>
          <table:table-cell table:formula="of:=[.E46]*[.$D45]/[.E$31]" office:value-type="float" office:value="0.383711358276537" calcext:value-type="float">
            <text:p>0.383711358276537</text:p>
          </table:table-cell>
          <table:table-cell table:formula="of:=[.F46]*[.$D45]/[.F$31]" office:value-type="float" office:value="0.250416646075652" calcext:value-type="float">
            <text:p>0.250416646075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50:.L54])" office:value-type="float" office:value="71.9691929977613" calcext:value-type="float">
            <text:p>71.9691929977613</text:p>
          </table:table-cell>
          <table:table-cell table:formula="of:=SUM([.O50:.O54])" office:value-type="float" office:value="179.882862062509" calcext:value-type="float">
            <text:p>179.882862062509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50:.M54])" office:value-type="float" office:value="357.405033170911" calcext:value-type="float">
            <text:p>357.405033170911</text:p>
          </table:table-cell>
          <table:table-cell table:formula="of:=SUM([.P50:.P54])" office:value-type="float" office:value="391.072531222735" calcext:value-type="float">
            <text:p>391.07253122273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Molybdenum Alloy panel </text:p>
          </table:table-cell>
          <table:covered-table-cell/>
          <table:table-cell table:number-columns-repeated="2" table:style-name="ce6" office:value-type="float" office:value="0.001" calcext:value-type="float">
            <text:p>0.001</text:p>
          </table:table-cell>
          <table:table-cell table:style-name="ce6" office:value-type="float" office:value="10150" calcext:value-type="float">
            <text:p>10150</text:p>
          </table:table-cell>
          <table:table-cell table:style-name="ce6" office:value-type="float" office:value="305.6364" calcext:value-type="float">
            <text:p>305.6364</text:p>
          </table:table-cell>
          <table:table-cell table:style-name="ce6" office:value-type="float" office:value="86" calcext:value-type="float">
            <text:p>86</text:p>
          </table:table-cell>
          <table:table-cell/>
          <table:table-cell table:formula="of:=[.E50]*[.$G50]" office:value-type="float" office:value="10.15" calcext:value-type="float">
            <text:p>10.15</text:p>
          </table:table-cell>
          <table:table-cell table:formula="of:=[.E50]/[.$I50]*1000" office:value-type="float" office:value="0.0116279069767442" calcext:value-type="float">
            <text:p>0.011627906976744</text:p>
          </table:table-cell>
          <table:table-cell table:formula="of:=[.$H50]*[.K50]/[.$E$13]" office:value-type="float" office:value="226.933759860016" calcext:value-type="float">
            <text:p>226.933759860016</text:p>
          </table:table-cell>
          <table:table-cell table:style-name="ce1" table:formula="of:=[.G50]*[.$F50]" office:value-type="float" office:value="10.15" calcext:value-type="float">
            <text:p>10.15</text:p>
          </table:table-cell>
          <table:table-cell table:style-name="ce1" table:formula="of:=[.F50]/[.$I50]*1000" office:value-type="float" office:value="0.0116279069767442" calcext:value-type="float">
            <text:p>0.011627906976744</text:p>
          </table:table-cell>
          <table:table-cell table:style-name="ce1" table:formula="of:=[.$H50]*[.N50]/[.$F$13]" office:value-type="float" office:value="217.74734870845" calcext:value-type="float">
            <text:p>217.7473487084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Q-Felt Insulation </text:p>
          </table:table-cell>
          <table:covered-table-cell/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6.12" calcext:value-type="float">
            <text:p>96.12</text:p>
          </table:table-cell>
          <table:table-cell table:style-name="ce6" office:value-type="float" office:value="1189.1" calcext:value-type="float">
            <text:p>1189.1</text:p>
          </table:table-cell>
          <table:table-cell table:style-name="ce6" office:value-type="float" office:value="0.0556" calcext:value-type="float">
            <text:p>0.0556</text:p>
          </table:table-cell>
          <table:table-cell/>
          <table:table-cell table:formula="of:=[.E51]*[.$G51]" office:value-type="float" office:value="0.38448" calcext:value-type="float">
            <text:p>0.38448</text:p>
          </table:table-cell>
          <table:table-cell table:formula="of:=[.E51]/[.$I51]*1000" office:value-type="float" office:value="71.9424460431655" calcext:value-type="float">
            <text:p>71.9424460431655</text:p>
          </table:table-cell>
          <table:table-cell table:formula="of:=[.$H51]*[.K51]/[.$E$13]" office:value-type="float" office:value="33.4441469746769" calcext:value-type="float">
            <text:p>33.4441469746769</text:p>
          </table:table-cell>
          <table:table-cell table:style-name="ce1" table:formula="of:=[.G51]*[.$F51]" office:value-type="float" office:value="0.9612" calcext:value-type="float">
            <text:p>0.9612</text:p>
          </table:table-cell>
          <table:table-cell table:style-name="ce1" table:formula="of:=[.F51]/[.$I51]*1000" office:value-type="float" office:value="179.856115107914" calcext:value-type="float">
            <text:p>179.856115107914</text:p>
          </table:table-cell>
          <table:table-cell table:style-name="ce1" table:formula="of:=[.$H51]*[.N51]/[.$F$13]" office:value-type="float" office:value="80.2257709258832" calcext:value-type="float">
            <text:p>80.225770925883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Rene 41 rib panel </text:p>
          </table:table-cell>
          <table:covered-table-cell/>
          <table:table-cell table:style-name="ce6" table:formula="of:=0.000254 * 1.5" office:value-type="float" office:value="0.000381" calcext:value-type="float">
            <text:p>0.000381</text:p>
          </table:table-cell>
          <table:table-cell table:style-name="ce6" table:formula="of:=0.000254 * 1.5" office:value-type="float" office:value="0.000381" calcext:value-type="float">
            <text:p>0.000381</text:p>
          </table:table-cell>
          <table:table-cell table:style-name="ce6" office:value-type="float" office:value="8230" calcext:value-type="float">
            <text:p>8230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5.2" calcext:value-type="float">
            <text:p>25.2</text:p>
          </table:table-cell>
          <table:table-cell/>
          <table:table-cell table:formula="of:=[.E52]*[.$G52]" office:value-type="float" office:value="3.13563" calcext:value-type="float">
            <text:p>3.13563</text:p>
          </table:table-cell>
          <table:table-cell table:formula="of:=[.E52]/[.$I52]*1000" office:value-type="float" office:value="0.0151190476190476" calcext:value-type="float">
            <text:p>0.015119047619048</text:p>
          </table:table-cell>
          <table:table-cell table:formula="of:=[.$H52]*[.K52]/[.$E$13]" office:value-type="float" office:value="97.0271263362182" calcext:value-type="float">
            <text:p>97.0271263362182</text:p>
          </table:table-cell>
          <table:table-cell table:style-name="ce1" table:formula="of:=[.G52]*[.$F52]" office:value-type="float" office:value="3.13563" calcext:value-type="float">
            <text:p>3.13563</text:p>
          </table:table-cell>
          <table:table-cell table:style-name="ce1" table:formula="of:=[.F52]/[.$I52]*1000" office:value-type="float" office:value="0.0151190476190476" calcext:value-type="float">
            <text:p>0.015119047619048</text:p>
          </table:table-cell>
          <table:table-cell table:style-name="ce1" table:formula="of:=[.$H52]*[.N52]/[.$F$13]" office:value-type="float" office:value="93.0994115884025" calcext:value-type="float">
            <text:p>93.0994115884025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4" office:value-type="float" office:value="0.2" calcext:value-type="float">
            <text:p>0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60:.K63])" office:value-type="float" office:value="8.23" calcext:value-type="float">
            <text:p>8.23</text:p>
          </table:table-cell>
          <table:table-cell table:formula="of:=SUM([.N60:.N63])" office:value-type="float" office:value="12.345" calcext:value-type="float">
            <text:p>12.345</text:p>
          </table:table-cell>
          <table:table-cell office:value-type="string" calcext:value-type="string">
            <text:p>Mass fraction</text:p>
          </table:table-cell>
          <table:table-cell table:formula="of:=[.E56]*[.$D55]/[.E$31]" office:value-type="float" office:value="0.0710802783729983" calcext:value-type="float">
            <text:p>0.071080278372998</text:p>
          </table:table-cell>
          <table:table-cell table:formula="of:=[.F56]*[.$D55]/[.F$31]" office:value-type="float" office:value="0.0667655891667761" calcext:value-type="float">
            <text:p>0.06676558916677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60:.L63])" office:value-type="float" office:value="0.0396825396825397" calcext:value-type="float">
            <text:p>0.03968253968254</text:p>
          </table:table-cell>
          <table:table-cell table:formula="of:=SUM([.O60:.O63])" office:value-type="float" office:value="0.0595238095238095" calcext:value-type="float">
            <text:p>0.0595238095238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60:.M63])" office:value-type="float" office:value="423" calcext:value-type="float">
            <text:p>423</text:p>
          </table:table-cell>
          <table:table-cell table:formula="of:=SUM([.P60:.P63])" office:value-type="float" office:value="423" calcext:value-type="float">
            <text:p>423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Rene 41 panel bolted</text:p>
          </table:table-cell>
          <table:covered-table-cell/>
          <table:table-cell table:style-name="ce6" table:formula="of:=0.001" office:value-type="float" office:value="0.001" calcext:value-type="float">
            <text:p>0.001</text:p>
          </table:table-cell>
          <table:table-cell table:style-name="ce6" office:value-type="float" office:value="0.0015" calcext:value-type="float">
            <text:p>0.0015</text:p>
          </table:table-cell>
          <table:table-cell table:style-name="ce6" office:value-type="float" office:value="8230" calcext:value-type="float">
            <text:p>8230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5.2" calcext:value-type="float">
            <text:p>25.2</text:p>
          </table:table-cell>
          <table:table-cell/>
          <table:table-cell table:formula="of:=[.E60]*[.$G60]" office:value-type="float" office:value="8.23" calcext:value-type="float">
            <text:p>8.23</text:p>
          </table:table-cell>
          <table:table-cell table:formula="of:=[.E60]/[.$I60]*1000" office:value-type="float" office:value="0.0396825396825397" calcext:value-type="float">
            <text:p>0.03968253968254</text:p>
          </table:table-cell>
          <table:table-cell table:formula="of:=[.$H60]*[.K60]/[.$E$23]" office:value-type="float" office:value="423" calcext:value-type="float">
            <text:p>423</text:p>
          </table:table-cell>
          <table:table-cell table:style-name="ce1" table:formula="of:=[.G60]*[.$F60]" office:value-type="float" office:value="12.345" calcext:value-type="float">
            <text:p>12.345</text:p>
          </table:table-cell>
          <table:table-cell table:style-name="ce1" table:formula="of:=[.F60]/[.$I60]*1000" office:value-type="float" office:value="0.0595238095238095" calcext:value-type="float">
            <text:p>0.05952380952381</text:p>
          </table:table-cell>
          <table:table-cell table:style-name="ce1" table:formula="of:=[.$H60]*[.N60]/[.$F$23]" office:value-type="float" office:value="423" calcext:value-type="float">
            <text:p>423</text:p>
          </table:table-cell>
        </table:table-row>
      </table:table>
      <table:table table:name="RCC" table:style-name="ta1"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ce6"/>
        <table:table-column table:style-name="co4" table:number-columns-repeated="9" table:default-cell-style-name="ce1"/>
        <table:table-column table:style-name="co4" table:number-columns-repeated="3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[.E10]*[.$D9]+[.E19]*[.$D18]+[.E28]*[.$D27]" office:value-type="float" office:value="0.806" calcext:value-type="float">
            <text:p>0.806</text:p>
          </table:table-cell>
          <table:table-cell table:formula="of:=[.F10]*[.$D9]+[.F19]*[.$D18]+[.F28]*[.$D27]" office:value-type="float" office:value="0.806" calcext:value-type="float">
            <text:p>0.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[.E11]*[.$D9]+[.E20]*[.$D18]+[.E29]*[.$D27]" office:value-type="string" office:string-value="" calcext:value-type="error">
            <text:p>#DIV/0!</text:p>
          </table:table-cell>
          <table:table-cell table:formula="of:=[.F11]*[.$D9]+[.F20]*[.$D18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[.E12]*[.H10]+[.E21]*[.H19]+[.E30]*[.H28]" office:value-type="string" office:string-value="" calcext:value-type="error">
            <text:p>#DIV/0!</text:p>
          </table:table-cell>
          <table:table-cell table:formula="of:=[.F12]*[.I10]+[.F21]*[.I19]+[.F30]*[.I28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14:.K17])" office:value-type="float" office:value="0.806" calcext:value-type="float">
            <text:p>0.806</text:p>
          </table:table-cell>
          <table:table-cell table:formula="of:=SUM([.N14:.N17])" office:value-type="float" office:value="0.806" calcext:value-type="float">
            <text:p>0.806</text:p>
          </table:table-cell>
          <table:table-cell office:value-type="string" calcext:value-type="string">
            <text:p>Mass fraction</text:p>
          </table:table-cell>
          <table:table-cell table:formula="of:=[.E10]*[.$D9]/[.E$30]" office:value-type="string" office:string-value="" calcext:value-type="error">
            <text:p>#DIV/0!</text:p>
          </table:table-cell>
          <table:table-cell table:formula="of:=[.F10]*[.$D9]/[.F$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14:.L17])" office:value-type="float" office:value="0.00342465753424658" calcext:value-type="float">
            <text:p>0.003424657534247</text:p>
          </table:table-cell>
          <table:table-cell table:formula="of:=SUM([.O14:.O17])" office:value-type="float" office:value="0.00342465753424658" calcext:value-type="float">
            <text:p>0.003424657534247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14:.M17])" office:value-type="float" office:value="737" calcext:value-type="float">
            <text:p>737</text:p>
          </table:table-cell>
          <table:table-cell table:formula="of:=SUM([.P14:.P17])" office:value-type="float" office:value="737" calcext:value-type="float">
            <text:p>737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RCC</text:p>
          </table:table-cell>
          <table:covered-table-cell/>
          <table:table-cell table:style-name="ce6" table:number-columns-repeated="2"/>
          <table:table-cell table:style-name="ce6" office:value-type="float" office:value="1580" calcext:value-type="float">
            <text:p>1580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7.58" calcext:value-type="float">
            <text:p>7.58</text:p>
          </table:table-cell>
          <table:table-cell/>
          <table:table-cell table:formula="of:=[.E14]*[.$G14]" office:value-type="float" office:value="0" calcext:value-type="float">
            <text:p>0</text:p>
          </table:table-cell>
          <table:table-cell table:formula="of:=[.E14]/[.$I14]*1000" office:value-type="float" office:value="0" calcext:value-type="float">
            <text:p>0</text:p>
          </table:table-cell>
          <table:table-cell table:formula="of:=[.$H14]*[.K14]/[.$E$10]" office:value-type="float" office:value="0" calcext:value-type="float">
            <text:p>0</text:p>
          </table:table-cell>
          <table:table-cell table:style-name="ce1" table:formula="of:=[.G14]*[.$F14]" office:value-type="float" office:value="0" calcext:value-type="float">
            <text:p>0</text:p>
          </table:table-cell>
          <table:table-cell table:style-name="ce1" table:formula="of:=[.F14]/[.$I14]*1000" office:value-type="float" office:value="0" calcext:value-type="float">
            <text:p>0</text:p>
          </table:table-cell>
          <table:table-cell table:style-name="ce1" table:formula="of:=[.$H14]*[.N14]/[.$F$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Inconel 601</text:p>
          </table:table-cell>
          <table:covered-table-cell/>
          <table:table-cell table:number-columns-repeated="2" table:style-name="ce7" office:value-type="float" office:value="0.0001" calcext:value-type="float">
            <text:p>0.0001</text:p>
          </table:table-cell>
          <table:table-cell table:style-name="ce6" office:value-type="float" office:value="8060" calcext:value-type="float">
            <text:p>8060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29.2" calcext:value-type="float">
            <text:p>29.2</text:p>
          </table:table-cell>
          <table:table-cell/>
          <table:table-cell table:formula="of:=[.E15]*[.$G15]" office:value-type="float" office:value="0.806" calcext:value-type="float">
            <text:p>0.806</text:p>
          </table:table-cell>
          <table:table-cell table:formula="of:=[.E15]/[.$I15]*1000" office:value-type="float" office:value="0.00342465753424658" calcext:value-type="float">
            <text:p>0.003424657534247</text:p>
          </table:table-cell>
          <table:table-cell table:formula="of:=[.$H15]*[.K15]/[.$E$10]" office:value-type="float" office:value="737" calcext:value-type="float">
            <text:p>737</text:p>
          </table:table-cell>
          <table:table-cell table:style-name="ce1" table:formula="of:=[.G15]*[.$F15]" office:value-type="float" office:value="0.806" calcext:value-type="float">
            <text:p>0.806</text:p>
          </table:table-cell>
          <table:table-cell table:style-name="ce1" table:formula="of:=[.F15]/[.$I15]*1000" office:value-type="float" office:value="0.00342465753424658" calcext:value-type="float">
            <text:p>0.003424657534247</text:p>
          </table:table-cell>
          <table:table-cell table:style-name="ce1" table:formula="of:=[.$H15]*[.N15]/[.$F$10]" office:value-type="float" office:value="737" calcext:value-type="float">
            <text:p>73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Cerachrome-12</text:p>
          </table:table-cell>
          <table:covered-table-cell/>
          <table:table-cell table:style-name="ce6" table:number-columns-repeated="2"/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0.419" calcext:value-type="float">
            <text:p>0.419</text:p>
          </table:table-cell>
          <table:table-cell/>
          <table:table-cell table:formula="of:=[.E16]*[.$G16]" office:value-type="float" office:value="0" calcext:value-type="float">
            <text:p>0</text:p>
          </table:table-cell>
          <table:table-cell table:formula="of:=[.E16]/[.$I16]*1000" office:value-type="float" office:value="0" calcext:value-type="float">
            <text:p>0</text:p>
          </table:table-cell>
          <table:table-cell table:formula="of:=[.$H16]*[.K16]/[.$E$10]" office:value-type="float" office:value="0" calcext:value-type="float">
            <text:p>0</text:p>
          </table:table-cell>
          <table:table-cell table:style-name="ce1" table:formula="of:=[.G16]*[.$F16]" office:value-type="float" office:value="0" calcext:value-type="float">
            <text:p>0</text:p>
          </table:table-cell>
          <table:table-cell table:style-name="ce1" table:formula="of:=[.F16]/[.$I16]*1000" office:value-type="float" office:value="0" calcext:value-type="float">
            <text:p>0</text:p>
          </table:table-cell>
          <table:table-cell table:style-name="ce1" table:formula="of:=[.$H16]*[.N16]/[.$F$1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23:.K26])" office:value-type="float" office:value="0" calcext:value-type="float">
            <text:p>0</text:p>
          </table:table-cell>
          <table:table-cell table:formula="of:=SUM([.N23:.N26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19]*[.$D18]/[.E$30]" office:value-type="string" office:string-value="" calcext:value-type="error">
            <text:p>#DIV/0!</text:p>
          </table:table-cell>
          <table:table-cell table:formula="of:=[.F19]*[.$D18]/[.F$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23:.L26])" office:value-type="string" office:string-value="" calcext:value-type="error">
            <text:p>#DIV/0!</text:p>
          </table:table-cell>
          <table:table-cell table:formula="of:=SUM([.O23:.O26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23:.M26])" office:value-type="string" office:string-value="" calcext:value-type="error">
            <text:p>#VALUE!</text:p>
          </table:table-cell>
          <table:table-cell table:formula="of:=SUM([.P23:.P26])" office:value-type="string" office:string-value="" calcext:value-type="error">
            <text:p>#VALUE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23]*[.$G23]" office:value-type="float" office:value="0" calcext:value-type="float">
            <text:p>0</text:p>
          </table:table-cell>
          <table:table-cell table:formula="of:=[.E23]/[.$I23]*1000" office:value-type="string" office:string-value="" calcext:value-type="error">
            <text:p>#DIV/0!</text:p>
          </table:table-cell>
          <table:table-cell table:formula="of:=[.$H23]*[.K23]/[.$E$13]" office:value-type="string" office:string-value="" calcext:value-type="error">
            <text:p>#VALUE!</text:p>
          </table:table-cell>
          <table:table-cell table:style-name="ce1" table:formula="of:=[.G23]*[.$F23]" office:value-type="float" office:value="0" calcext:value-type="float">
            <text:p>0</text:p>
          </table:table-cell>
          <table:table-cell table:style-name="ce1" table:formula="of:=[.F23]/[.$I23]*1000" office:value-type="string" office:string-value="" calcext:value-type="error">
            <text:p>#DIV/0!</text:p>
          </table:table-cell>
          <table:table-cell table:style-name="ce1" table:formula="of:=[.$H23]*[.N23]/[.$F$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24]*[.$G24]" office:value-type="float" office:value="0" calcext:value-type="float">
            <text:p>0</text:p>
          </table:table-cell>
          <table:table-cell table:formula="of:=[.E24]/[.$I24]*1000" office:value-type="string" office:string-value="" calcext:value-type="error">
            <text:p>#DIV/0!</text:p>
          </table:table-cell>
          <table:table-cell table:formula="of:=[.$H24]*[.K24]/[.$E$13]" office:value-type="string" office:string-value="" calcext:value-type="error">
            <text:p>#VALUE!</text:p>
          </table:table-cell>
          <table:table-cell table:style-name="ce1" table:formula="of:=[.G24]*[.$F24]" office:value-type="float" office:value="0" calcext:value-type="float">
            <text:p>0</text:p>
          </table:table-cell>
          <table:table-cell table:style-name="ce1" table:formula="of:=[.F24]/[.$I24]*1000" office:value-type="string" office:string-value="" calcext:value-type="error">
            <text:p>#DIV/0!</text:p>
          </table:table-cell>
          <table:table-cell table:style-name="ce1" table:formula="of:=[.$H24]*[.N24]/[.$F$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25]*[.$G25]" office:value-type="float" office:value="0" calcext:value-type="float">
            <text:p>0</text:p>
          </table:table-cell>
          <table:table-cell table:formula="of:=[.E25]/[.$I25]*1000" office:value-type="string" office:string-value="" calcext:value-type="error">
            <text:p>#DIV/0!</text:p>
          </table:table-cell>
          <table:table-cell table:formula="of:=[.$H25]*[.K25]/[.$E$13]" office:value-type="string" office:string-value="" calcext:value-type="error">
            <text:p>#VALUE!</text:p>
          </table:table-cell>
          <table:table-cell table:style-name="ce1" table:formula="of:=[.G25]*[.$F25]" office:value-type="float" office:value="0" calcext:value-type="float">
            <text:p>0</text:p>
          </table:table-cell>
          <table:table-cell table:style-name="ce1" table:formula="of:=[.F25]/[.$I25]*1000" office:value-type="string" office:string-value="" calcext:value-type="error">
            <text:p>#DIV/0!</text:p>
          </table:table-cell>
          <table:table-cell table:style-name="ce1" table:formula="of:=[.$H25]*[.N25]/[.$F$1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28]*[.$D27]/[.E$30]" office:value-type="string" office:string-value="" calcext:value-type="error">
            <text:p>#DIV/0!</text:p>
          </table:table-cell>
          <table:table-cell table:formula="of:=[.F28]*[.$D27]/[.F$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/>
          <table:table-cell table:style-name="Default"/>
          <table:table-cell table:style-name="ce4" table:number-columns-spanned="2" table:number-rows-spanned="1"/>
          <table:covered-table-cell/>
          <table:table-cell table:style-name="ce6" table:number-columns-repeated="5"/>
          <table:table-cell/>
          <table:table-cell table:formula="of:=[.E32]*[.$G32]" office:value-type="float" office:value="0" calcext:value-type="float">
            <text:p>0</text:p>
          </table:table-cell>
          <table:table-cell table:formula="of:=[.E32]/[.$I32]*1000" office:value-type="string" office:string-value="" calcext:value-type="error">
            <text:p>#DIV/0!</text:p>
          </table:table-cell>
          <table:table-cell table:formula="of:=[.$H32]*[.K32]/[.$E$23]" office:value-type="string" office:string-value="" calcext:value-type="error">
            <text:p>#DIV/0!</text:p>
          </table:table-cell>
          <table:table-cell table:style-name="ce1" table:formula="of:=[.G32]*[.$F32]" office:value-type="float" office:value="0" calcext:value-type="float">
            <text:p>0</text:p>
          </table:table-cell>
          <table:table-cell table:style-name="ce1" table:formula="of:=[.F32]/[.$I32]*1000" office:value-type="string" office:string-value="" calcext:value-type="error">
            <text:p>#DIV/0!</text:p>
          </table:table-cell>
          <table:table-cell table:style-name="ce1" table:formula="of:=[.$H32]*[.N32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4" table:number-columns-spanned="2" table:number-rows-spanned="1"/>
          <table:covered-table-cell/>
          <table:table-cell table:style-name="ce6" table:number-columns-repeated="5"/>
          <table:table-cell/>
          <table:table-cell table:formula="of:=[.E33]*[.$G33]" office:value-type="float" office:value="0" calcext:value-type="float">
            <text:p>0</text:p>
          </table:table-cell>
          <table:table-cell table:formula="of:=[.E33]/[.$I33]*1000" office:value-type="string" office:string-value="" calcext:value-type="error">
            <text:p>#DIV/0!</text:p>
          </table:table-cell>
          <table:table-cell table:formula="of:=[.$H33]*[.K33]/[.$E$23]" office:value-type="string" office:string-value="" calcext:value-type="error">
            <text:p>#DIV/0!</text:p>
          </table:table-cell>
          <table:table-cell table:style-name="ce1" table:formula="of:=[.G33]*[.$F33]" office:value-type="float" office:value="0" calcext:value-type="float">
            <text:p>0</text:p>
          </table:table-cell>
          <table:table-cell table:style-name="ce1" table:formula="of:=[.F33]/[.$I33]*1000" office:value-type="string" office:string-value="" calcext:value-type="error">
            <text:p>#DIV/0!</text:p>
          </table:table-cell>
          <table:table-cell table:style-name="ce1" table:formula="of:=[.$H33]*[.N33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4" table:number-columns-spanned="2" table:number-rows-spanned="1"/>
          <table:covered-table-cell/>
          <table:table-cell table:style-name="ce6" table:number-columns-repeated="5"/>
          <table:table-cell/>
          <table:table-cell table:formula="of:=[.E34]*[.$G34]" office:value-type="float" office:value="0" calcext:value-type="float">
            <text:p>0</text:p>
          </table:table-cell>
          <table:table-cell table:formula="of:=[.E34]/[.$I34]*1000" office:value-type="string" office:string-value="" calcext:value-type="error">
            <text:p>#DIV/0!</text:p>
          </table:table-cell>
          <table:table-cell table:formula="of:=[.$H34]*[.K34]/[.$E$23]" office:value-type="string" office:string-value="" calcext:value-type="error">
            <text:p>#DIV/0!</text:p>
          </table:table-cell>
          <table:table-cell table:style-name="ce1" table:formula="of:=[.G34]*[.$F34]" office:value-type="float" office:value="0" calcext:value-type="float">
            <text:p>0</text:p>
          </table:table-cell>
          <table:table-cell table:style-name="ce1" table:formula="of:=[.F34]/[.$I34]*1000" office:value-type="string" office:string-value="" calcext:value-type="error">
            <text:p>#DIV/0!</text:p>
          </table:table-cell>
          <table:table-cell table:style-name="ce1" table:formula="of:=[.$H34]*[.N34]/[.$F$23]" office:value-type="string" office:string-value="" calcext:value-type="error">
            <text:p>#DIV/0!</text:p>
          </table:table-cell>
        </table:table-row>
      </table:table>
      <table:table table:name="Empty" table:style-name="ta1"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ce6"/>
        <table:table-column table:style-name="co4" table:number-columns-repeated="9" table:default-cell-style-name="ce1"/>
        <table:table-column table:style-name="co4" table:number-columns-repeated="3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[.E10]*[.$D9]+[.E19]*[.$D18]+[.E28]*[.$D27]" office:value-type="float" office:value="0" calcext:value-type="float">
            <text:p>0</text:p>
          </table:table-cell>
          <table:table-cell table:formula="of:=[.F10]*[.$D9]+[.F19]*[.$D18]+[.F28]*[.$D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[.E11]*[.$D9]+[.E20]*[.$D18]+[.E29]*[.$D27]" office:value-type="string" office:string-value="" calcext:value-type="error">
            <text:p>#DIV/0!</text:p>
          </table:table-cell>
          <table:table-cell table:formula="of:=[.F11]*[.$D9]+[.F20]*[.$D18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[.E12]*[.H10]+[.E21]*[.H19]+[.E30]*[.H28]" office:value-type="string" office:string-value="" calcext:value-type="error">
            <text:p>#VALUE!</text:p>
          </table:table-cell>
          <table:table-cell table:formula="of:=[.F12]*[.I10]+[.F21]*[.I19]+[.F30]*[.I28]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" office:value-type="float" office:value="0.15" calcext:value-type="float">
            <text:p>0.1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14:.K17])" office:value-type="float" office:value="0" calcext:value-type="float">
            <text:p>0</text:p>
          </table:table-cell>
          <table:table-cell table:formula="of:=SUM([.N14:.N17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10]*[.$D9]/[.E$30]" office:value-type="string" office:string-value="" calcext:value-type="error">
            <text:p>#DIV/0!</text:p>
          </table:table-cell>
          <table:table-cell table:formula="of:=[.F10]*[.$D9]/[.F$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14:.L17])" office:value-type="string" office:string-value="" calcext:value-type="error">
            <text:p>#DIV/0!</text:p>
          </table:table-cell>
          <table:table-cell table:formula="of:=SUM([.O14:.O17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14:.M17])" office:value-type="string" office:string-value="" calcext:value-type="error">
            <text:p>#VALUE!</text:p>
          </table:table-cell>
          <table:table-cell table:formula="of:=SUM([.P14:.P17])" office:value-type="string" office:string-value="" calcext:value-type="error">
            <text:p>#VALUE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14]*[.$G14]" office:value-type="float" office:value="0" calcext:value-type="float">
            <text:p>0</text:p>
          </table:table-cell>
          <table:table-cell table:formula="of:=[.E14]/[.$I14]*1000" office:value-type="string" office:string-value="" calcext:value-type="error">
            <text:p>#DIV/0!</text:p>
          </table:table-cell>
          <table:table-cell table:formula="of:=[.$H14]*[.K14]/[.$E$13]" office:value-type="string" office:string-value="" calcext:value-type="error">
            <text:p>#VALUE!</text:p>
          </table:table-cell>
          <table:table-cell table:style-name="ce1" table:formula="of:=[.G14]*[.$F14]" office:value-type="float" office:value="0" calcext:value-type="float">
            <text:p>0</text:p>
          </table:table-cell>
          <table:table-cell table:style-name="ce1" table:formula="of:=[.F14]/[.$I14]*1000" office:value-type="string" office:string-value="" calcext:value-type="error">
            <text:p>#DIV/0!</text:p>
          </table:table-cell>
          <table:table-cell table:style-name="ce1" table:formula="of:=[.$H14]*[.N14]/[.$F$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15]*[.$G15]" office:value-type="float" office:value="0" calcext:value-type="float">
            <text:p>0</text:p>
          </table:table-cell>
          <table:table-cell table:formula="of:=[.E15]/[.$I15]*1000" office:value-type="string" office:string-value="" calcext:value-type="error">
            <text:p>#DIV/0!</text:p>
          </table:table-cell>
          <table:table-cell table:formula="of:=[.$H15]*[.K15]/[.$E$13]" office:value-type="string" office:string-value="" calcext:value-type="error">
            <text:p>#VALUE!</text:p>
          </table:table-cell>
          <table:table-cell table:style-name="ce1" table:formula="of:=[.G15]*[.$F15]" office:value-type="float" office:value="0" calcext:value-type="float">
            <text:p>0</text:p>
          </table:table-cell>
          <table:table-cell table:style-name="ce1" table:formula="of:=[.F15]/[.$I15]*1000" office:value-type="string" office:string-value="" calcext:value-type="error">
            <text:p>#DIV/0!</text:p>
          </table:table-cell>
          <table:table-cell table:style-name="ce1" table:formula="of:=[.$H15]*[.N15]/[.$F$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16]*[.$G16]" office:value-type="float" office:value="0" calcext:value-type="float">
            <text:p>0</text:p>
          </table:table-cell>
          <table:table-cell table:formula="of:=[.E16]/[.$I16]*1000" office:value-type="string" office:string-value="" calcext:value-type="error">
            <text:p>#DIV/0!</text:p>
          </table:table-cell>
          <table:table-cell table:formula="of:=[.$H16]*[.K16]/[.$E$13]" office:value-type="string" office:string-value="" calcext:value-type="error">
            <text:p>#VALUE!</text:p>
          </table:table-cell>
          <table:table-cell table:style-name="ce1" table:formula="of:=[.G16]*[.$F16]" office:value-type="float" office:value="0" calcext:value-type="float">
            <text:p>0</text:p>
          </table:table-cell>
          <table:table-cell table:style-name="ce1" table:formula="of:=[.F16]/[.$I16]*1000" office:value-type="string" office:string-value="" calcext:value-type="error">
            <text:p>#DIV/0!</text:p>
          </table:table-cell>
          <table:table-cell table:style-name="ce1" table:formula="of:=[.$H16]*[.N16]/[.$F$1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" office:value-type="float" office:value="0.65" calcext:value-type="float">
            <text:p>0.6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23:.K26])" office:value-type="float" office:value="0" calcext:value-type="float">
            <text:p>0</text:p>
          </table:table-cell>
          <table:table-cell table:formula="of:=SUM([.N23:.N26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19]*[.$D18]/[.E$30]" office:value-type="string" office:string-value="" calcext:value-type="error">
            <text:p>#DIV/0!</text:p>
          </table:table-cell>
          <table:table-cell table:formula="of:=[.F19]*[.$D18]/[.F$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23:.L26])" office:value-type="string" office:string-value="" calcext:value-type="error">
            <text:p>#DIV/0!</text:p>
          </table:table-cell>
          <table:table-cell table:formula="of:=SUM([.O23:.O26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23:.M26])" office:value-type="string" office:string-value="" calcext:value-type="error">
            <text:p>#VALUE!</text:p>
          </table:table-cell>
          <table:table-cell table:formula="of:=SUM([.P23:.P26])" office:value-type="string" office:string-value="" calcext:value-type="error">
            <text:p>#VALUE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23]*[.$G23]" office:value-type="float" office:value="0" calcext:value-type="float">
            <text:p>0</text:p>
          </table:table-cell>
          <table:table-cell table:formula="of:=[.E23]/[.$I23]*1000" office:value-type="string" office:string-value="" calcext:value-type="error">
            <text:p>#DIV/0!</text:p>
          </table:table-cell>
          <table:table-cell table:formula="of:=[.$H23]*[.K23]/[.$E$13]" office:value-type="string" office:string-value="" calcext:value-type="error">
            <text:p>#VALUE!</text:p>
          </table:table-cell>
          <table:table-cell table:style-name="ce1" table:formula="of:=[.G23]*[.$F23]" office:value-type="float" office:value="0" calcext:value-type="float">
            <text:p>0</text:p>
          </table:table-cell>
          <table:table-cell table:style-name="ce1" table:formula="of:=[.F23]/[.$I23]*1000" office:value-type="string" office:string-value="" calcext:value-type="error">
            <text:p>#DIV/0!</text:p>
          </table:table-cell>
          <table:table-cell table:style-name="ce1" table:formula="of:=[.$H23]*[.N23]/[.$F$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24]*[.$G24]" office:value-type="float" office:value="0" calcext:value-type="float">
            <text:p>0</text:p>
          </table:table-cell>
          <table:table-cell table:formula="of:=[.E24]/[.$I24]*1000" office:value-type="string" office:string-value="" calcext:value-type="error">
            <text:p>#DIV/0!</text:p>
          </table:table-cell>
          <table:table-cell table:formula="of:=[.$H24]*[.K24]/[.$E$13]" office:value-type="string" office:string-value="" calcext:value-type="error">
            <text:p>#VALUE!</text:p>
          </table:table-cell>
          <table:table-cell table:style-name="ce1" table:formula="of:=[.G24]*[.$F24]" office:value-type="float" office:value="0" calcext:value-type="float">
            <text:p>0</text:p>
          </table:table-cell>
          <table:table-cell table:style-name="ce1" table:formula="of:=[.F24]/[.$I24]*1000" office:value-type="string" office:string-value="" calcext:value-type="error">
            <text:p>#DIV/0!</text:p>
          </table:table-cell>
          <table:table-cell table:style-name="ce1" table:formula="of:=[.$H24]*[.N24]/[.$F$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style-name="ce6" table:number-columns-repeated="5"/>
          <table:table-cell/>
          <table:table-cell table:formula="of:=[.E25]*[.$G25]" office:value-type="float" office:value="0" calcext:value-type="float">
            <text:p>0</text:p>
          </table:table-cell>
          <table:table-cell table:formula="of:=[.E25]/[.$I25]*1000" office:value-type="string" office:string-value="" calcext:value-type="error">
            <text:p>#DIV/0!</text:p>
          </table:table-cell>
          <table:table-cell table:formula="of:=[.$H25]*[.K25]/[.$E$13]" office:value-type="string" office:string-value="" calcext:value-type="error">
            <text:p>#VALUE!</text:p>
          </table:table-cell>
          <table:table-cell table:style-name="ce1" table:formula="of:=[.G25]*[.$F25]" office:value-type="float" office:value="0" calcext:value-type="float">
            <text:p>0</text:p>
          </table:table-cell>
          <table:table-cell table:style-name="ce1" table:formula="of:=[.F25]/[.$I25]*1000" office:value-type="string" office:string-value="" calcext:value-type="error">
            <text:p>#DIV/0!</text:p>
          </table:table-cell>
          <table:table-cell table:style-name="ce1" table:formula="of:=[.$H25]*[.N25]/[.$F$1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 table:style-name="ce5"/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28]*[.$D27]/[.E$30]" office:value-type="string" office:string-value="" calcext:value-type="error">
            <text:p>#DIV/0!</text:p>
          </table:table-cell>
          <table:table-cell table:formula="of:=[.F28]*[.$D27]/[.F$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 table:style-name="ce5"/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3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  <table:table-cell table:style-name="ce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3">Heat Cap. </text:span></text:p>
            <text:p><text:span text:style-name="T3">Contribution</text:span></text:p>
          </table:table-cell>
        </table:table-row>
        <table:table-row table:style-name="ro1">
          <table:table-cell/>
          <table:table-cell table:style-name="Default"/>
          <table:table-cell table:style-name="ce4" table:number-columns-spanned="2" table:number-rows-spanned="1"/>
          <table:covered-table-cell/>
          <table:table-cell table:style-name="ce6" table:number-columns-repeated="5"/>
          <table:table-cell/>
          <table:table-cell table:formula="of:=[.E32]*[.$G32]" office:value-type="float" office:value="0" calcext:value-type="float">
            <text:p>0</text:p>
          </table:table-cell>
          <table:table-cell table:formula="of:=[.E32]/[.$I32]*1000" office:value-type="string" office:string-value="" calcext:value-type="error">
            <text:p>#DIV/0!</text:p>
          </table:table-cell>
          <table:table-cell table:formula="of:=[.$H32]*[.K32]/[.$E$23]" office:value-type="string" office:string-value="" calcext:value-type="error">
            <text:p>#DIV/0!</text:p>
          </table:table-cell>
          <table:table-cell table:style-name="ce1" table:formula="of:=[.G32]*[.$F32]" office:value-type="float" office:value="0" calcext:value-type="float">
            <text:p>0</text:p>
          </table:table-cell>
          <table:table-cell table:style-name="ce1" table:formula="of:=[.F32]/[.$I32]*1000" office:value-type="string" office:string-value="" calcext:value-type="error">
            <text:p>#DIV/0!</text:p>
          </table:table-cell>
          <table:table-cell table:style-name="ce1" table:formula="of:=[.$H32]*[.N32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4" table:number-columns-spanned="2" table:number-rows-spanned="1"/>
          <table:covered-table-cell/>
          <table:table-cell table:style-name="ce6" table:number-columns-repeated="5"/>
          <table:table-cell/>
          <table:table-cell table:formula="of:=[.E33]*[.$G33]" office:value-type="float" office:value="0" calcext:value-type="float">
            <text:p>0</text:p>
          </table:table-cell>
          <table:table-cell table:formula="of:=[.E33]/[.$I33]*1000" office:value-type="string" office:string-value="" calcext:value-type="error">
            <text:p>#DIV/0!</text:p>
          </table:table-cell>
          <table:table-cell table:formula="of:=[.$H33]*[.K33]/[.$E$23]" office:value-type="string" office:string-value="" calcext:value-type="error">
            <text:p>#DIV/0!</text:p>
          </table:table-cell>
          <table:table-cell table:style-name="ce1" table:formula="of:=[.G33]*[.$F33]" office:value-type="float" office:value="0" calcext:value-type="float">
            <text:p>0</text:p>
          </table:table-cell>
          <table:table-cell table:style-name="ce1" table:formula="of:=[.F33]/[.$I33]*1000" office:value-type="string" office:string-value="" calcext:value-type="error">
            <text:p>#DIV/0!</text:p>
          </table:table-cell>
          <table:table-cell table:style-name="ce1" table:formula="of:=[.$H33]*[.N33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4" table:number-columns-spanned="2" table:number-rows-spanned="1"/>
          <table:covered-table-cell/>
          <table:table-cell table:style-name="ce6" table:number-columns-repeated="5"/>
          <table:table-cell/>
          <table:table-cell table:formula="of:=[.E34]*[.$G34]" office:value-type="float" office:value="0" calcext:value-type="float">
            <text:p>0</text:p>
          </table:table-cell>
          <table:table-cell table:formula="of:=[.E34]/[.$I34]*1000" office:value-type="string" office:string-value="" calcext:value-type="error">
            <text:p>#DIV/0!</text:p>
          </table:table-cell>
          <table:table-cell table:formula="of:=[.$H34]*[.K34]/[.$E$23]" office:value-type="string" office:string-value="" calcext:value-type="error">
            <text:p>#DIV/0!</text:p>
          </table:table-cell>
          <table:table-cell table:style-name="ce1" table:formula="of:=[.G34]*[.$F34]" office:value-type="float" office:value="0" calcext:value-type="float">
            <text:p>0</text:p>
          </table:table-cell>
          <table:table-cell table:style-name="ce1" table:formula="of:=[.F34]/[.$I34]*1000" office:value-type="string" office:string-value="" calcext:value-type="error">
            <text:p>#DIV/0!</text:p>
          </table:table-cell>
          <table:table-cell table:style-name="ce1" table:formula="of:=[.$H34]*[.N34]/[.$F$2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1T00:41:47.383000000</dc:date>
    <meta:editing-duration>PT52M34S</meta:editing-duration>
    <meta:editing-cycles>11</meta:editing-cycles>
    <meta:generator>LibreOffice/7.1.1.2$Windows_X86_64 LibreOffice_project/fe0b08f4af1bacafe4c7ecc87ce55bb426164676</meta:generator>
    <meta:document-statistic meta:table-count="3" meta:cell-count="636" meta:object-count="0"/>
  </office:meta>
</office:document-meta>
</file>